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9f5" officeooo:paragraph-rsid="001059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eee text document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3:11:59.500079114</meta:creation-date>
    <dc:date>2016-01-14T13:12:28.497701617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4.2.8.2$Linux_x86 LibreOffice_project/420m0$Build-2</meta:generator>
  </office:meta>
</office:document-meta>
</file>